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Next add 5 <text:span text:style-name="KeywordTok">public</text:span> methods to <text:span text:style-name="NormalTok">Calculator</text:span> class. Each method takes 2 arguments, <text:span text:style-name="NormalTok">x</text:span> and <text:span text:style-name="NormalTok">y</text:span>,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p text:style-name="First_20_paragraph">Review <text:a xlink:type="simple" xlink:href="Calculator_Solution.zip" office:name=""><text:span text:style-name="Definition">Calculator_Solution</text:span></text:a> for a sample solution.</text:p>
      <text:h text:style-name="Heading_20_1" text:outline-level="1"><text:bookmark-start text:name="static-members-in-non-static-class"/>Static members in non-static class<text:bookmark-end text:name="static-members-in-non-static-class"/></text:h>
      <text:p text:style-name="First_20_paragraph">A non-static class can contain both static or non-static class members.</text:p>
      <text:p text:style-name="Text_20_body">Study the following program implementation but *do not* execute it. After reading through the implementation, answer the questions below.</text:p>
      <text:p text:style-name="Text_20_body">“Student.cs”</text:p>
      <text:p text:style-name="P27">using System;</text:p>
      <text:p text:style-name="P28"/>
      <text:p text:style-name="P29">class Student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Console.WriteLine($"Number of students: {studentCount}");</text:p>
      <text:p text:style-name="P44"><text:s text:c="4"/>}</text:p>
      <text:p text:style-name="P45"/>
      <text:p text:style-name="P46"><text:s text:c="4"/>public override string ToString(){</text:p>
      <text:p text:style-name="P47"><text:s text:c="8"/>return $"id: {id}\n"+</text:p>
      <text:p text:style-name="P48"><text:s text:c="15"/>$"name: {name}\n"+</text:p>
      <text:p text:style-name="P49"><text:s text:c="15"/>$"university: {universityName}";</text:p>
      <text:p text:style-name="P50"><text:s text:c="4"/>} <text:s text:c="1"/></text:p>
      <text:p text:style-name="P51">}</text:p>
      <text:p text:style-name="First_20_paragraph">“Program.cs”</text:p>
      <text:p text:style-name="P52">using System;</text:p>
      <text:p text:style-name="P53"/>
      <text:p text:style-name="P54">class Program </text:p>
      <text:p text:style-name="P55">{</text:p>
      <text:p text:style-name="P56"><text:s text:c="4"/>static void Main() </text:p>
      <text:p text:style-name="P57"><text:s text:c="4"/>{</text:p>
      <text:p text:style-name="P58"><text:s text:c="8"/>Student alice = new Student(1111, "Alice");</text:p>
      <text:p text:style-name="P59"><text:s text:c="8"/>Console.WriteLine(alice);</text:p>
      <text:p text:style-name="P60"/>
      <text:p text:style-name="P61"><text:s text:c="8"/>Student.DisplayStudentCount(); // first time</text:p>
      <text:p text:style-name="P62"/>
      <text:p text:style-name="P63"><text:s text:c="8"/>Student bob = new Student(1112, "Bob"); <text:s text:c="7"/></text:p>
      <text:p text:style-name="P64"><text:s text:c="8"/>Console.WriteLine(bob);</text:p>
      <text:p text:style-name="P65"/>
      <text:p text:style-name="P66"><text:s text:c="8"/>Student.DisplayStudentCount(); // second time</text:p>
      <text:p text:style-name="P67"><text:s text:c="4"/>}</text:p>
      <text:p text:style-name="P68">}</text:p>
      <text:list text:style-name="L6">
        <text:list-item>
          <text:p text:style-name="P69">How many non-static attributes does <text:span text:style-name="NormalTok">Student</text:span> class have?</text:p>
        </text:list-item>
        <text:list-item>
          <text:p text:style-name="P69">How many static attributes does <text:span text:style-name="NormalTok">Student</text:span> class have?</text:p>
        </text:list-item>
        <text:list-item>
          <text:p text:style-name="P69">How many non-static methods does <text:span text:style-name="NormalTok">Student</text:span> class have?</text:p>
        </text:list-item>
        <text:list-item>
          <text:p text:style-name="P69">How many static methods does <text:span text:style-name="NormalTok">Student</text:span> class have?</text:p>
        </text:list-item>
        <text:list-item>
          <text:p text:style-name="P69">What is the output of each of the following lines in “Program.cs”</text:p>
          <text:list>
            <text:list-item>
              <text:p text:style-name="P69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69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69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69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69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69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69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69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downloading and extracting <text:a xlink:type="simple" xlink:href="Student_Solution.zip" office:name=""><text:span text:style-name="Definition">Student_Solution</text:span></text:a> and executing it. To check the last question, uncomment line 16 in downloaded version of “Student.c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9Z</meta:creation-date>
    <dc:date>2021-07-05T19:15:39Z</dc:date>
    <meta:user-defined meta:name="date" meta:value-type="string">July   5, 2021 (03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